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F4000000AE3CF94460027FF7B4.png" manifest:media-type="image/png"/>
  <manifest:file-entry manifest:full-path="Pictures/10000201000000F2000000F2EB8BB5CEB2B66A48.png" manifest:media-type="image/png"/>
  <manifest:file-entry manifest:full-path="Pictures/10000201000001D10000008D1562BC1BF38880BA.png" manifest:media-type="image/png"/>
  <manifest:file-entry manifest:full-path="Pictures/10000201000002580000012C71C40FB7AB83D1F8.png" manifest:media-type="image/png"/>
  <manifest:file-entry manifest:full-path="Pictures/1000020100000258000000B7E177CCC4FC44F338.png" manifest:media-type="image/png"/>
  <manifest:file-entry manifest:full-path="Pictures/10000000000001900000034B9F73BE3E19CC14B1.jpg" manifest:media-type="image/jpeg"/>
  <manifest:file-entry manifest:full-path="Pictures/100002010000010000000100B841C97661EEEFCD.png" manifest:media-type="image/png"/>
  <manifest:file-entry manifest:full-path="Pictures/10000201000005A3000001A2A95FA2A7472E8770.png" manifest:media-type="image/png"/>
  <manifest:file-entry manifest:full-path="Pictures/100002010000038E0000017C0F71126A68A027EB.png" manifest:media-type="image/png"/>
  <manifest:file-entry manifest:full-path="Pictures/1000020100000108000001F237D22FB093D11C3D.png" manifest:media-type="image/png"/>
  <manifest:file-entry manifest:full-path="Pictures/10000200000000F0000001D337D94F2A516F3A29.png" manifest:media-type="image/png"/>
  <manifest:file-entry manifest:full-path="Pictures/10000201000006DC000001DD0DD9CB9FE208E4DE.png" manifest:media-type="image/png"/>
  <manifest:file-entry manifest:full-path="Pictures/100000000000041C0000041C59036B0EB5600F4F.png" manifest:media-type="image/png"/>
  <manifest:file-entry manifest:full-path="Pictures/10000201000002000000020015F09FC2DFA4A7C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307cm" fo:min-width="6.05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71cm" svg:height="9.271cm" svg:x="2.432cm" svg:y="5.6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6.342cm" svg:height="6.342cm" svg:x="11.322cm" svg:y="5.928cm">
          <draw:image xlink:href="Pictures/10000201000002000000020015F09FC2DFA4A7C2.png" xlink:type="simple" xlink:show="embed" xlink:actuate="onLoad">
            <text:p/>
          </draw:image>
        </draw:frame>
        <draw:frame draw:style-name="gr3" draw:text-style-name="P2" xml:id="id1" draw:id="id1" draw:layer="layout" svg:width="3.299cm" svg:height="6.223cm" svg:x="20.304cm" svg:y="6.588cm">
          <draw:image xlink:href="Pictures/1000020100000108000001F237D22FB093D11C3D.png" xlink:type="simple" xlink:show="embed" xlink:actuate="onLoad">
            <text:p/>
          </draw:image>
        </draw:frame>
        <draw:frame draw:style-name="gr3" draw:text-style-name="P2" xml:id="id2" draw:id="id2" draw:layer="layout" svg:width="3.175cm" svg:height="6.179cm" svg:x="5.445cm" svg:y="6.61cm">
          <draw:image xlink:href="Pictures/10000200000000F0000001D337D94F2A516F3A29.png" xlink:type="simple" xlink:show="embed" xlink:actuate="onLoad">
            <text:p/>
          </draw:image>
        </draw:frame>
        <draw:connector draw:style-name="gr4" draw:text-style-name="P3" draw:layer="layout" svg:x1="20.304cm" svg:y1="9.699cm" svg:x2="8.62cm" svg:y2="9.699cm" draw:start-shape="id1" draw:start-glue-point="3" draw:end-shape="id2" svg:d="M20304 9699h-11684" svg:viewBox="0 0 11685 1">
          <text:p/>
        </draw:connector>
        <draw:frame draw:style-name="gr5" draw:text-style-name="P4" draw:layer="layout" svg:width="5.946cm" svg:height="0.962cm" svg:x="4.075cm" svg:y="12.938cm">
          <draw:text-box>
            <text:p>REST Web Service</text:p>
          </draw:text-box>
        </draw:frame>
        <draw:frame draw:style-name="gr5" draw:text-style-name="P4" draw:layer="layout" svg:width="7.631cm" svg:height="0.962cm" svg:x="18.175cm" svg:y="12.938cm">
          <draw:text-box>
            <text:p>Hybrid Mobile Application</text:p>
          </draw:text-box>
        </draw:frame>
      </draw:page>
      <draw:page draw:name="page2" draw:style-name="dp1" draw:master-page-name="Default">
        <draw:frame draw:style-name="gr3" draw:text-style-name="P2" draw:layer="layout" svg:width="4.651cm" svg:height="9.801cm" svg:x="21.193cm" svg:y="9.382cm">
          <draw:image xlink:href="Pictures/10000000000001900000034B9F73BE3E19CC14B1.jpg" xlink:type="simple" xlink:show="embed" xlink:actuate="onLoad">
            <text:p/>
          </draw:image>
        </draw:frame>
        <draw:frame draw:style-name="gr3" draw:text-style-name="P2" draw:layer="layout" svg:width="3.124cm" svg:height="3.124cm" svg:x="21.066cm" svg:y="7.02cm">
          <draw:image xlink:href="Pictures/100000000000041C0000041C59036B0EB5600F4F.png" xlink:type="simple" xlink:show="embed" xlink:actuate="onLoad">
            <text:p/>
          </draw:image>
        </draw:frame>
        <draw:frame draw:style-name="gr3" draw:text-style-name="P2" draw:layer="layout" svg:width="4.098cm" svg:height="1.711cm" svg:x="23.953cm" svg:y="8.179cm">
          <draw:image xlink:href="Pictures/100002010000038E0000017C0F71126A68A027EB.png" xlink:type="simple" xlink:show="embed" xlink:actuate="onLoad">
            <text:p/>
          </draw:image>
        </draw:frame>
        <draw:frame draw:style-name="gr3" draw:text-style-name="P2" draw:layer="layout" svg:width="2.396cm" svg:height="2.396cm" svg:x="8.647cm" svg:y="9.028cm">
          <draw:image xlink:href="Pictures/100002010000010000000100B841C97661EEEFCD.png" xlink:type="simple" xlink:show="embed" xlink:actuate="onLoad">
            <text:p/>
          </draw:image>
        </draw:frame>
        <draw:frame draw:style-name="gr3" draw:text-style-name="P2" draw:layer="layout" svg:width="6.761cm" svg:height="1.958cm" svg:x="14.589cm" svg:y="7.17cm">
          <draw:image xlink:href="Pictures/10000201000005A3000001A2A95FA2A7472E8770.png" xlink:type="simple" xlink:show="embed" xlink:actuate="onLoad">
            <text:p/>
          </draw:image>
        </draw:frame>
        <draw:frame draw:style-name="gr3" draw:text-style-name="P2" draw:layer="layout" svg:width="6.096cm" svg:height="1.655cm" svg:x="7.831cm" svg:y="5.425cm">
          <draw:image xlink:href="Pictures/10000201000006DC000001DD0DD9CB9FE208E4DE.png" xlink:type="simple" xlink:show="embed" xlink:actuate="onLoad">
            <text:p/>
          </draw:image>
        </draw:frame>
        <draw:frame draw:style-name="gr3" draw:text-style-name="P2" draw:layer="layout" svg:width="5.969cm" svg:height="1.82cm" svg:x="8.439cm" svg:y="7.054cm">
          <draw:image xlink:href="Pictures/1000020100000258000000B7E177CCC4FC44F338.png" xlink:type="simple" xlink:show="embed" xlink:actuate="onLoad">
            <text:p/>
          </draw:image>
        </draw:frame>
        <draw:frame draw:style-name="gr3" draw:text-style-name="P2" draw:layer="layout" svg:width="8.3cm" svg:height="4.15cm" svg:x="19.878cm" svg:y="4.216cm">
          <draw:image xlink:href="Pictures/10000201000002580000012C71C40FB7AB83D1F8.png" xlink:type="simple" xlink:show="embed" xlink:actuate="onLoad">
            <text:p/>
          </draw:image>
        </draw:frame>
        <draw:frame draw:style-name="gr3" draw:text-style-name="P2" draw:layer="layout" svg:width="4.502cm" svg:height="4.502cm" svg:x="16.748cm" svg:y="7.477cm">
          <draw:image xlink:href="Pictures/10000201000000F2000000F2EB8BB5CEB2B66A48.png" xlink:type="simple" xlink:show="embed" xlink:actuate="onLoad">
            <text:p/>
          </draw:image>
        </draw:frame>
        <draw:frame draw:style-name="gr3" draw:text-style-name="P2" draw:layer="layout" svg:width="5.461cm" svg:height="1.9cm" svg:x="11.087cm" svg:y="8.879cm">
          <draw:image xlink:href="Pictures/10000201000001F4000000AE3CF94460027FF7B4.png" xlink:type="simple" xlink:show="embed" xlink:actuate="onLoad">
            <text:p/>
          </draw:image>
        </draw:frame>
        <draw:frame draw:style-name="gr3" draw:text-style-name="P2" draw:layer="layout" svg:width="6.477cm" svg:height="1.963cm" svg:x="13.7cm" svg:y="5.514cm">
          <draw:image xlink:href="Pictures/10000201000001D10000008D1562BC1BF38880B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2T21:35:33.064944000</meta:creation-date>
    <dc:date>2017-02-22T22:11:19.285364000</dc:date>
    <meta:editing-duration>PT14M10S</meta:editing-duration>
    <meta:editing-cycles>4</meta:editing-cycles>
    <meta:generator>LibreOffice/5.2.3.3$MacOSX_X86_64 LibreOffice_project/d54a8868f08a7b39642414cf2c8ef2f228f780cf</meta:generator>
    <meta:document-statistic meta:object-count="18"/>
  </office:meta>
</office:document-meta>
</file>